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ext-properties style:text-line-through-style="none" style:text-underline-style="none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underline-style="none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row table:style-name="ro1">
          <table:table-cell table:style-name="ce4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>
            <text:p>Rebuild another device, including WiFi portal</text:p>
          </table:table-cell>
          <table:table-cell office:value-type="string">
            <text:p>Need monitor+kb+power</text:p>
          </table:table-cell>
          <table:table-cell office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>
            <text:p>Experiment with running an Ether blockchain</text:p>
          </table:table-cell>
          <table:table-cell office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5" office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5" office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>
            <text:p>Cache GPG results</text:p>
          </table:table-cell>
          <table:table-cell table:number-columns-repeated="5"/>
        </table:table-row>
        <table:table-row table:style-name="ro1"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</table:table>
      <table:table table:name="Log" table:style-name="ta1">
        <table:table-column table:style-name="co5" table:default-cell-style-name="ce2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/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/>
          <table:table-cell office:value-type="string">
            <text:p>Split file link to htmlized version and “.txt” link</text:p>
          </table:table-cell>
          <table:table-cell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06T12:58:47</dc:date>
    <meta:editing-duration>P9DT12H7M32S</meta:editing-duration>
    <meta:editing-cycles>56</meta:editing-cycles>
    <dc:creator>ilya </dc:creator>
    <meta:document-statistic meta:table-count="6" meta:cell-count="297" meta:object-count="0"/>
  </office:meta>
</office:document-meta>
</file>